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6.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9.244cm"/>
      <style:paragraph-properties style:writing-mode="lr-tb"/>
    </style:style>
    <style:style style:name="gr4" style:family="graphic" style:parent-style-name="objectwithoutfill">
      <style:graphic-properties draw:fill="solid" draw:fill-color="#800080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81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loext:opacity="100%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solid" draw:fill-color="#80008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48cm" svg:height="2.54cm" svg:x="7.604cm" svg:y="22.59cm">
          <text:p text:style-name="P1">8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7.604cm" svg:y="20.05cm">
          <text:p text:style-name="P1">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7.604cm" svg:y="17.51cm">
          <text:p text:style-name="P1">1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7.604cm" svg:y="14.97cm">
          <text:p text:style-name="P1">1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7.604cm" svg:y="12.43cm">
          <text:p text:style-name="P1">1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5.318cm" svg:y="21.32cm">
          <text:p text:style-name="P1">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5.318cm" svg:y="18.78cm">
          <text:p text:style-name="P1">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5.318cm" svg:y="16.24cm">
          <text:p text:style-name="P1">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9.89cm" svg:y="21.193cm">
          <text:p text:style-name="P1">1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9.89cm" svg:y="18.78cm">
          <text:p text:style-name="P1">1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9.89cm" svg:y="16.24cm">
          <text:p text:style-name="P1">1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9.89cm" svg:y="13.7cm">
          <text:p text:style-name="P1">16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12.176cm" svg:y="19.923cm">
          <text:p text:style-name="P1">1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3.048cm" svg:height="2.54cm" svg:x="12.176cm" svg:y="17.637cm">
          <text:p text:style-name="P2"><text:span text:style-name="T1">18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12.176cm" svg:y="15.097cm">
          <text:p text:style-name="P1">19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3.032cm" svg:y="20.05cm">
          <text:p text:style-name="P1">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3.032cm" svg:y="17.51cm">
          <text:p text:style-name="P1">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3.032cm" svg:y="14.97cm">
          <text:p text:style-name="P1">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048cm" svg:height="2.54cm" svg:x="5.318cm" svg:y="13.827cm">
          <text:p text:style-name="P1">7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" draw:text-style-name="P3" draw:layer="layout" svg:width="6.604cm" svg:height="6.65cm" svg:x="1.762cm" svg:y="1.508cm">
          <draw:text-box>
            <text:p>Resource Types:</text:p>
            <text:p/>
            <text:p>Desert – 1</text:p>
            <text:p>Forest – 4</text:p>
            <text:p>Brick – 3</text:p>
            <text:p>Wheat – 4</text:p>
            <text:p>Sheep – 4</text:p>
            <text:p>Stone – 3</text:p>
            <text:p/>
          </draw:text-box>
        </draw:frame>
        <draw:frame draw:style-name="gr3" draw:text-style-name="P3" draw:layer="layout" svg:width="6.985cm" svg:height="9.494cm" svg:x="12.684cm" svg:y="1.762cm">
          <draw:text-box>
            <text:p>Rolls:</text:p>
            <text:p/>
            <text:p>two → 1</text:p>
            <text:p>three → 2</text:p>
            <text:p>four → 2</text:p>
            <text:p>five → 2</text:p>
            <text:p>six → 2</text:p>
            <text:p>seven → 0</text:p>
            <text:p>eight → 2</text:p>
            <text:p>nine → 2</text:p>
            <text:p>ten → 2</text:p>
            <text:p>eleven→ 2</text:p>
            <text:p>twelve → 1</text:p>
          </draw:text-box>
        </draw:frame>
        <draw:line draw:style-name="gr4" draw:text-style-name="P4" draw:layer="layout" svg:x1="10.779cm" svg:y1="23.86cm" svg:x2="11.414cm" svg:y2="25.257cm">
          <text:p/>
        </draw:line>
        <draw:line draw:style-name="gr5" draw:text-style-name="P5" draw:layer="layout" svg:x1="12.303cm" svg:y1="23.733cm" svg:x2="11.414cm" svg:y2="25.13cm">
          <text:p/>
        </draw:line>
        <draw:line draw:style-name="gr5" draw:text-style-name="P5" draw:layer="layout" svg:x1="6.08cm" svg:y1="23.733cm" svg:x2="6.588cm" svg:y2="25.384cm">
          <text:p/>
        </draw:line>
        <draw:line draw:style-name="gr5" draw:text-style-name="P5" draw:layer="layout" svg:x1="7.477cm" svg:y1="23.86cm" svg:x2="6.588cm" svg:y2="25.257cm">
          <text:p/>
        </draw:line>
        <draw:line draw:style-name="gr5" draw:text-style-name="P5" draw:layer="layout" svg:x1="3.032cm" svg:y1="21.32cm" svg:x2="2.016cm" svg:y2="22.971cm">
          <text:p/>
        </draw:line>
        <draw:line draw:style-name="gr5" draw:text-style-name="P5" draw:layer="layout" svg:x1="3.667cm" svg:y1="22.463cm" svg:x2="2.143cm" svg:y2="22.844cm">
          <text:p/>
        </draw:line>
        <draw:line draw:style-name="gr5" draw:text-style-name="P5" draw:layer="layout" svg:x1="3.032cm" svg:y1="18.653cm" svg:x2="1.762cm" svg:y2="17.51cm">
          <text:p/>
        </draw:line>
        <draw:line draw:style-name="gr5" draw:text-style-name="P5" draw:layer="layout" svg:x1="3.667cm" svg:y1="17.637cm" svg:x2="1.762cm" svg:y2="17.51cm">
          <text:p/>
        </draw:line>
        <draw:line draw:style-name="gr5" draw:text-style-name="P5" draw:layer="layout" svg:x1="5.445cm" svg:y1="14.843cm" svg:x2="3.54cm" svg:y2="13.7cm">
          <text:p/>
        </draw:line>
        <draw:line draw:style-name="gr5" draw:text-style-name="P5" draw:layer="layout" svg:x1="6.08cm" svg:y1="13.827cm" svg:x2="3.54cm" svg:y2="13.7cm">
          <text:p/>
        </draw:line>
        <draw:line draw:style-name="gr5" draw:text-style-name="P5" draw:layer="layout" svg:x1="8.366cm" svg:y1="12.43cm" svg:x2="8.874cm" svg:y2="10.779cm">
          <text:p/>
        </draw:line>
        <draw:line draw:style-name="gr5" draw:text-style-name="P5" draw:layer="layout" svg:x1="8.874cm" svg:y1="10.779cm" svg:x2="9.763cm" svg:y2="12.43cm">
          <text:p/>
        </draw:line>
        <draw:line draw:style-name="gr5" draw:text-style-name="P5" draw:layer="layout" svg:x1="12.176cm" svg:y1="13.7cm" svg:x2="13.573cm" svg:y2="12.557cm">
          <text:p/>
        </draw:line>
        <draw:line draw:style-name="gr5" draw:text-style-name="P5" draw:layer="layout" svg:x1="13.573cm" svg:y1="12.557cm" svg:x2="12.938cm" svg:y2="14.97cm">
          <text:p/>
        </draw:line>
        <draw:line draw:style-name="gr5" draw:text-style-name="P5" draw:layer="layout" svg:x1="17.129cm" svg:y1="17.637cm" svg:x2="14.589cm" svg:y2="17.637cm">
          <text:p/>
        </draw:line>
        <draw:line draw:style-name="gr5" draw:text-style-name="P5" draw:layer="layout" svg:x1="17.256cm" svg:y1="17.637cm" svg:x2="15.224cm" svg:y2="18.907cm">
          <text:p/>
        </draw:line>
        <draw:line draw:style-name="gr5" draw:text-style-name="P5" draw:layer="layout" svg:x1="15.224cm" svg:y1="21.193cm" svg:x2="17.637cm" svg:y2="22.717cm">
          <text:p/>
        </draw:line>
        <draw:line draw:style-name="gr5" draw:text-style-name="P5" draw:layer="layout" svg:x1="14.589cm" svg:y1="22.336cm" svg:x2="17.637cm" svg:y2="22.717cm">
          <text:p/>
        </draw:line>
        <draw:frame draw:style-name="gr6" draw:text-style-name="P3" draw:layer="layout" svg:width="0.925cm" svg:height="0.962cm" svg:x="11.114cm" svg:y="23.841cm">
          <draw:text-box>
            <text:p>1</text:p>
          </draw:text-box>
        </draw:frame>
        <draw:frame draw:style-name="gr6" draw:text-style-name="P3" draw:layer="layout" svg:width="0.925cm" svg:height="0.962cm" svg:x="15.405cm" svg:y="21.655cm">
          <draw:text-box>
            <text:p>2</text:p>
          </draw:text-box>
        </draw:frame>
        <draw:frame draw:style-name="gr7" draw:text-style-name="P3" draw:layer="layout" svg:width="0.959cm" svg:height="0.962cm" svg:x="15.332cm" svg:y="17.718cm">
          <draw:text-box>
            <text:p>3</text:p>
          </draw:text-box>
        </draw:frame>
        <draw:frame draw:style-name="gr7" draw:text-style-name="P3" draw:layer="layout" svg:width="0.959cm" svg:height="0.962cm" svg:x="12.438cm" svg:y="13.454cm">
          <draw:text-box>
            <text:p>4</text:p>
          </draw:text-box>
        </draw:frame>
        <draw:frame draw:style-name="gr6" draw:text-style-name="P3" draw:layer="layout" svg:width="0.925cm" svg:height="0.962cm" svg:x="8.701cm" svg:y="11.468cm">
          <draw:text-box>
            <text:p>5</text:p>
          </draw:text-box>
        </draw:frame>
        <draw:frame draw:style-name="gr8" draw:text-style-name="P3" draw:layer="layout" svg:width="0.891cm" svg:height="0.962cm" svg:x="4.918cm" svg:y="13.881cm">
          <draw:text-box>
            <text:p>6</text:p>
          </draw:text-box>
        </draw:frame>
        <draw:frame draw:style-name="gr9" draw:text-style-name="P3" draw:layer="layout" svg:width="0.997cm" svg:height="0.962cm" svg:x="2.559cm" svg:y="17.618cm">
          <draw:text-box>
            <text:p>7</text:p>
          </draw:text-box>
        </draw:frame>
        <draw:frame draw:style-name="gr7" draw:text-style-name="P3" draw:layer="layout" svg:width="0.959cm" svg:height="0.962cm" svg:x="2.732cm" svg:y="21.782cm">
          <draw:text-box>
            <text:p>8</text:p>
          </draw:text-box>
        </draw:frame>
        <draw:frame draw:style-name="gr10" draw:text-style-name="P3" draw:layer="layout" svg:width="0.68cm" svg:height="0.962cm" svg:x="6.415cm" svg:y="24.041cm">
          <draw:text-box>
            <text:p>9</text:p>
          </draw:text-box>
        </draw:frame>
        <draw:frame draw:style-name="gr2" draw:text-style-name="P3" draw:layer="layout" svg:width="4.318cm" svg:height="6.65cm" svg:x="7.35cm" svg:y="1.589cm">
          <draw:text-box>
            <text:p>Harbors:</text:p>
            <text:p/>
            <text:p>Generic – 4</text:p>
            <text:p>Brick – 1</text:p>
            <text:p>Forest – 1</text:p>
            <text:p>Sheep – 1</text:p>
            <text:p>Stone – 1 </text:p>
            <text:p>Wheat – 1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ared Langson</meta:initial-creator>
    <meta:creation-date>2013-05-20T17:44:13</meta:creation-date>
    <dc:date>2022-08-24T11:29:58.209151835</dc:date>
    <meta:editing-duration>PT5H11M21S</meta:editing-duration>
    <meta:editing-cycles>15</meta:editing-cycles>
    <meta:generator>LibreOffice/7.3.5.2$Linux_X86_64 LibreOffice_project/30$Build-2</meta:generator>
    <meta:document-statistic meta:object-count="49"/>
  </office:meta>
</office:document-meta>
</file>